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ackground-color="#70AD47"/>
    </style:style>
    <style:style style:name="ce10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fo:background-color="#70AD47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70AD47" style:repeat-content="false"/>
      <style:paragraph-properties fo:text-align="center"/>
    </style:style>
    <style:style style:name="ce14" style:family="table-cell" style:parent-style-name="Default" style:data-style-name="N0">
      <style:table-cell-properties fo:background-color="#7030A0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6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70AD47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fo:background-color="#70AD47" style:repeat-content="false"/>
      <style:paragraph-properties fo:text-align="center"/>
    </style:style>
    <style:style style:name="ce20" style:family="table-cell" style:parent-style-name="Default" style:data-style-name="N0">
      <style:table-cell-properties fo:background-color="#70AD47"/>
    </style:style>
    <style:style style:name="ce21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6"/>
        <table:table-column table:style-name="co3" table:number-columns-repeated="8" table:default-cell-style-name="ce6"/>
        <table:table-column table:style-name="co3" table:default-cell-style-name="ce7"/>
        <table:table-column table:style-name="co3" table:number-columns-repeated="5" table:default-cell-style-name="ce6"/>
        <table:table-column table:style-name="co3" table:default-cell-style-name="ce8"/>
        <table:table-column table:style-name="co3" table:number-columns-repeated="77" table:default-cell-style-name="ce6"/>
        <table:table-column table:style-name="co1" table:number-columns-repeated="16290" table:default-cell-style-name="ce6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2">
            <text:p>Route 11</text:p>
          </table:table-cell>
          <table:table-cell office:value-type="string" table:style-name="ce2">
            <text:p>Mer Kiwu</text:p>
          </table:table-cell>
          <table:table-cell office:value-type="string" table:style-name="ce2">
            <text:p>Nkombo</text:p>
          </table:table-cell>
          <table:table-cell office:value-type="string" table:style-name="ce2">
            <text:p>Route 12 (Dresseurs = route 13)</text:p>
          </table:table-cell>
          <table:table-cell office:value-type="string" table:style-name="ce2">
            <text:p>Forêt d'Akagera</text:p>
          </table:table-cell>
          <table:table-cell office:value-type="string" table:style-name="ce4">
            <text:p>Akagera</text:p>
          </table:table-cell>
          <table:table-cell office:value-type="string" table:style-name="ce4">
            <text:p>Forêt Akagera part 2</text:p>
          </table:table-cell>
          <table:table-cell office:value-type="string" table:style-name="ce2">
            <text:p>Attaque Rocket</text:p>
          </table:table-cell>
          <table:table-cell office:value-type="string" table:style-name="ce2">
            <text:p>Chanal 3</text:p>
          </table:table-cell>
          <table:table-cell office:value-type="string" table:style-name="ce2">
            <text:p>Kigali Nord</text:p>
          </table:table-cell>
          <table:table-cell office:value-type="string" table:style-name="ce2">
            <text:p>Route 14</text:p>
          </table:table-cell>
          <table:table-cell office:value-type="string" table:style-name="ce2">
            <text:p>Kabarore</text:p>
          </table:table-cell>
          <table:table-cell office:value-type="string" table:style-name="ce2">
            <text:p>Route 15</text:p>
          </table:table-cell>
          <table:table-cell office:value-type="string" table:style-name="ce2">
            <text:p>Chenal 4</text:p>
          </table:table-cell>
          <table:table-cell office:value-type="string" table:style-name="ce5">
            <text:p>Lac Burera</text:p>
          </table:table-cell>
          <table:table-cell office:value-type="string" table:style-name="ce2">
            <text:p>Route Victoire</text:p>
          </table:table-cell>
          <table:table-cell table:number-columns-repeated="16366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 Bulbizarre</text:p>
          </table:table-cell>
          <table:table-cell table:style-name="ce10"/>
          <table:table-cell table:number-columns-repeated="6" table:style-name="ce11"/>
          <table:table-cell office:value-type="string" table:style-name="ce11">
            <text:p>X</text:p>
          </table:table-cell>
          <table:table-cell table:style-name="ce11"/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office:value-type="string" table:style-name="ce9">
            <text:p>2 Herbizarre</text:p>
          </table:table-cell>
          <table:table-cell table:style-name="ce10"/>
          <table:table-cell table:number-columns-repeated="6" table:style-name="ce11"/>
          <table:table-cell office:value-type="string" table:style-name="ce11">
            <text:p>X</text:p>
          </table:table-cell>
          <table:table-cell table:style-name="ce11"/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office:value-type="string" table:style-name="ce9">
            <text:p>3 Florizarre</text:p>
          </table:table-cell>
          <table:table-cell table:number-columns-repeated="7" table:style-name="ce11"/>
          <table:table-cell office:value-type="string" table:style-name="ce11">
            <text:p>X</text:p>
          </table:table-cell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 Salamèche</text:p>
          </table:table-cell>
          <table:table-cell table:style-name="ce10"/>
          <table:table-cell table:number-columns-repeated="8" table:style-name="ce6"/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office:value-type="string" table:style-name="ce1">
            <text:p>5 Reptincel</text:p>
          </table:table-cell>
          <table:table-cell table:style-name="ce10"/>
          <table:table-cell table:number-columns-repeated="8" table:style-name="ce6"/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office:value-type="string" table:style-name="ce1">
            <text:p>6 Dracaufeu</text:p>
          </table:table-cell>
          <table:table-cell table:style-name="ce10"/>
          <table:table-cell table:number-columns-repeated="7" table:style-name="ce6"/>
          <table:table-cell office:value-type="string" table:style-name="ce10">
            <text:p>T</text:p>
          </table:table-cell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 Carapuce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8 Carabaffe</text:p>
          </table:table-cell>
          <table:table-cell table:style-name="ce10"/>
          <table:table-cell table:style-name="ce11"/>
          <table:table-cell office:value-type="string" table:style-name="ce10">
            <text:p>T</text:p>
          </table:table-cell>
          <table:table-cell table:number-columns-repeated="6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9 Tortank</text:p>
          </table:table-cell>
          <table:table-cell table:style-name="ce10"/>
          <table:table-cell table:number-columns-repeated="7" table:style-name="ce11"/>
          <table:table-cell office:value-type="string" table:style-name="ce11">
            <text:p>X</text:p>
          </table:table-cell>
          <table:table-cell table:style-name="ce12"/>
          <table:table-cell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 Chenipan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11 Crisacier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12 Papillusion</text:p>
          </table:table-cell>
          <table:table-cell table:style-name="ce10"/>
          <table:table-cell office:value-type="string" table:style-name="ce11">
            <text:p>X</text:p>
          </table:table-cell>
          <table:table-cell table:number-columns-repeated="3" table:style-name="ce11"/>
          <table:table-cell office:value-type="string" table:style-name="ce10">
            <text:p>X, T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 Aspicot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14 Coconfort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15 Dardargnant</text:p>
          </table:table-cell>
          <table:table-cell table:style-name="ce10"/>
          <table:table-cell table:number-columns-repeated="4" table:style-name="ce11"/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</text:p>
          </table:table-cell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6 Roucool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17 Roucoops</text:p>
          </table:table-cell>
          <table:table-cell table:style-name="ce10"/>
          <table:table-cell table:number-columns-repeated="5" table:style-name="ce11"/>
          <table:table-cell office:value-type="string" table:style-name="ce10">
            <text:p>T</text:p>
          </table:table-cell>
          <table:table-cell table:number-columns-repeated="2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18 Roucarnage</text:p>
          </table:table-cell>
          <table:table-cell table:style-name="ce10"/>
          <table:table-cell table:number-columns-repeated="4"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office:value-type="string" table:style-name="ce12">
            <text:p>X</text:p>
          </table:table-cell>
          <table:table-cell table:number-columns-repeated="4" table:style-name="ce11"/>
          <table:table-cell office:value-type="string" table:style-name="ce10">
            <text:p>X, T</text:p>
          </table:table-cell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9 Rattata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20 Rattatac</text:p>
          </table:table-cell>
          <table:table-cell table:style-name="ce10"/>
          <table:table-cell table:number-columns-repeated="8" table:style-name="ce11"/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1 Piafabec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22 Rapasdepic</text:p>
          </table:table-cell>
          <table:table-cell table:style-name="ce10"/>
          <table:table-cell office:value-type="string" table:style-name="ce11">
            <text:p>X</text:p>
          </table:table-cell>
          <table:table-cell table:number-columns-repeated="2" table:style-name="ce11"/>
          <table:table-cell office:value-type="string" table:style-name="ce10">
            <text:p>X, T</text:p>
          </table:table-cell>
          <table:table-cell table:style-name="ce11"/>
          <table:table-cell office:value-type="string" table:style-name="ce10">
            <text:p>T</text:p>
          </table:table-cell>
          <table:table-cell table:number-columns-repeated="2" table:style-name="ce11"/>
          <table:table-cell table:style-name="ce12"/>
          <table:table-cell table:number-columns-repeated="3" table:style-name="ce11"/>
          <table:table-cell office:value-type="string" table:style-name="ce11">
            <text:p>X</text:p>
          </table:table-cell>
          <table:table-cell table:style-name="ce11"/>
          <table:table-cell table:style-name="ce13"/>
          <table:table-cell table:number-columns-repeated="16367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3 Abo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24 Arbock</text:p>
          </table:table-cell>
          <table:table-cell table:style-name="ce10"/>
          <table:table-cell table:style-name="ce11"/>
          <table:table-cell office:value-type="string" table:style-name="ce10">
            <text:p>S, T</text:p>
          </table:table-cell>
          <table:table-cell office:value-type="string" table:style-name="ce11">
            <text:p>S</text:p>
          </table:table-cell>
          <table:table-cell table:number-columns-repeated="2" table:style-name="ce9"/>
          <table:table-cell table:number-columns-repeated="2" table:style-name="ce11"/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table:style-name="ce11"/>
          <table:table-cell office:value-type="string" table:style-name="ce13">
            <text:p>S</text:p>
          </table:table-cell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5 Pikatchu</text:p>
          </table:table-cell>
          <table:table-cell table:style-name="ce10"/>
          <table:table-cell table:number-columns-repeated="8" table:style-name="ce11"/>
          <table:table-cell table:style-name="ce12"/>
          <table:table-cell office:value-type="string" table:style-name="ce10">
            <text:p>T</text:p>
          </table:table-cell>
          <table:table-cell table:number-columns-repeated="4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1">
            <text:p>26 Raitchu</text:p>
          </table:table-cell>
          <table:table-cell table:style-name="ce10"/>
          <table:table-cell table:number-columns-repeated="8" table:style-name="ce6"/>
          <table:table-cell table:style-name="ce7"/>
          <table:table-cell office:value-type="string" table:style-name="ce10">
            <text:p>T</text:p>
          </table:table-cell>
          <table:table-cell table:number-columns-repeated="4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7 Sablette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28 Sablairau</text:p>
          </table:table-cell>
          <table:table-cell table:number-columns-repeated="4" table:style-name="ce11"/>
          <table:table-cell office:value-type="string" table:style-name="ce10">
            <text:p>X, T</text:p>
          </table:table-cell>
          <table:table-cell table:style-name="ce9"/>
          <table:table-cell table:number-columns-repeated="2" table:style-name="ce11"/>
          <table:table-cell office:value-type="string" table:style-name="ce11">
            <text:p>X</text:p>
          </table:table-cell>
          <table:table-cell table:style-name="ce12"/>
          <table:table-cell table:style-name="ce11"/>
          <table:table-cell office:value-type="string" table:style-name="ce11">
            <text:p>X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style-name="ce13"/>
          <table:table-cell office:value-type="string" table:style-name="ce11">
            <text:p>X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9 Nidoran F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30 Nidornina</text:p>
          </table:table-cell>
          <table:table-cell table:style-name="ce10"/>
          <table:table-cell office:value-type="string" table:style-name="ce11">
            <text:p>X</text:p>
          </table:table-cell>
          <table:table-cell table:number-columns-repeated="2" table:style-name="ce11"/>
          <table:table-cell office:value-type="string" table:style-name="ce10">
            <text:p>X, T</text:p>
          </table:table-cell>
          <table:table-cell table:number-columns-repeated="3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31 Nodoqueen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2" table:style-name="ce11"/>
          <table:table-cell office:value-type="string" table:style-name="ce10">
            <text:p>T</text:p>
          </table:table-cell>
          <table:table-cell office:value-type="string" table:style-name="ce11">
            <text:p>X</text:p>
          </table:table-cell>
          <table:table-cell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2 Nidoran M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33 Nidorino</text:p>
          </table:table-cell>
          <table:table-cell table:style-name="ce10"/>
          <table:table-cell office:value-type="string" table:style-name="ce11">
            <text:p>X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34 Nidoking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2" table:style-name="ce11"/>
          <table:table-cell office:value-type="string" table:style-name="ce10">
            <text:p>T</text:p>
          </table:table-cell>
          <table:table-cell office:value-type="string" table:style-name="ce11">
            <text:p>X</text:p>
          </table:table-cell>
          <table:table-cell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5 Mélofée</text:p>
          </table:table-cell>
          <table:table-cell table:style-name="ce10"/>
          <table:table-cell table:number-columns-repeated="7"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36 Mélodelfe</text:p>
          </table:table-cell>
          <table:table-cell table:number-columns-repeated="8" table:style-name="ce11"/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table:number-columns-repeated="4" table:style-name="ce11"/>
          <table:table-cell office:value-type="string" table:style-name="ce11">
            <text:p>X</text:p>
          </table:table-cell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7 Goupix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38 Feunard</text:p>
          </table:table-cell>
          <table:table-cell table:number-columns-repeated="8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9 Rondoudou</text:p>
          </table:table-cell>
          <table:table-cell table:style-name="ce10"/>
          <table:table-cell table:number-columns-repeated="7"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40 Grodoudou</text:p>
          </table:table-cell>
          <table:table-cell table:number-columns-repeated="9" table:style-name="ce11"/>
          <table:table-cell office:value-type="string" table:style-name="ce12">
            <text:p>X</text:p>
          </table:table-cell>
          <table:table-cell table:number-columns-repeated="4" table:style-name="ce11"/>
          <table:table-cell office:value-type="string" table:style-name="ce10">
            <text:p>T</text:p>
          </table:table-cell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1 Nosferapti</text:p>
          </table:table-cell>
          <table:table-cell table:style-name="ce10"/>
          <table:table-cell table:number-columns-repeated="5" table:style-name="ce11"/>
          <table:table-cell office:value-type="string" table:style-name="ce10">
            <text:p>T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42 Nosferalto</text:p>
          </table:table-cell>
          <table:table-cell table:style-name="ce10"/>
          <table:table-cell table:number-columns-repeated="7"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5"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3 Mystèrbe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44 Ortide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45 Raflessia</text:p>
          </table:table-cell>
          <table:table-cell table:number-columns-repeated="7" table:style-name="ce11"/>
          <table:table-cell office:value-type="string" table:style-name="ce11">
            <text:p>X</text:p>
          </table:table-cell>
          <table:table-cell office:value-type="string" table:style-name="ce10">
            <text:p>T</text:p>
          </table:table-cell>
          <table:table-cell table:style-name="ce12"/>
          <table:table-cell table:number-columns-repeated="4" table:style-name="ce11"/>
          <table:table-cell office:value-type="string" table:style-name="ce10">
            <text:p>T</text:p>
          </table:table-cell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6 Paras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47 Parasect</text:p>
          </table:table-cell>
          <table:table-cell table:style-name="ce10"/>
          <table:table-cell table:number-columns-repeated="6" table:style-name="ce11"/>
          <table:table-cell office:value-type="string" table:style-name="ce11">
            <text:p>X</text:p>
          </table:table-cell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8 Mimitos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49 Aéromite</text:p>
          </table:table-cell>
          <table:table-cell table:number-columns-repeated="5" table:style-name="ce11"/>
          <table:table-cell office:value-type="string" table:style-name="ce10">
            <text:p>X, T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1"/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0 Taupiqueur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51 Triopiqueur</text:p>
          </table:table-cell>
          <table:table-cell table:number-columns-repeated="4" table:style-name="ce11"/>
          <table:table-cell office:value-type="string" table:style-name="ce10">
            <text:p>X, T</text:p>
          </table:table-cell>
          <table:table-cell table:style-name="ce9"/>
          <table:table-cell table:number-columns-repeated="2" table:style-name="ce11"/>
          <table:table-cell office:value-type="string" table:style-name="ce11">
            <text:p>X</text:p>
          </table:table-cell>
          <table:table-cell table:style-name="ce12"/>
          <table:table-cell table:style-name="ce11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number-columns-repeated="2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2 Miaouss</text:p>
          </table:table-cell>
          <table:table-cell table:style-name="ce10"/>
          <table:table-cell table:number-columns-repeated="7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1">
            <text:p>53 Persian</text:p>
          </table:table-cell>
          <table:table-cell table:number-columns-repeated="9" table:style-name="ce6"/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4 Psykokwak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55 Akwakwak</text:p>
          </table:table-cell>
          <table:table-cell table:style-name="ce10"/>
          <table:table-cell office:value-type="string" table:style-name="ce11">
            <text:p>S</text:p>
          </table:table-cell>
          <table:table-cell office:value-type="string" table:style-name="ce10">
            <text:p>S, T</text:p>
          </table:table-cell>
          <table:table-cell office:value-type="string" table:style-name="ce11">
            <text:p>S</text:p>
          </table:table-cell>
          <table:table-cell table:style-name="ce11"/>
          <table:table-cell office:value-type="string" table:style-name="ce11">
            <text:p>S</text:p>
          </table:table-cell>
          <table:table-cell table:number-columns-repeated="3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6 Férossinge</text:p>
          </table:table-cell>
          <table:table-cell table:style-name="ce10"/>
          <table:table-cell table:number-columns-repeated="7"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57 Collosinge</text:p>
          </table:table-cell>
          <table:table-cell table:style-name="ce10"/>
          <table:table-cell table:number-columns-repeated="7"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8 Canninos</text:p>
          </table:table-cell>
          <table:table-cell table:style-name="ce10"/>
          <table:table-cell table:number-columns-repeated="7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59 Arkanin</text:p>
          </table:table-cell>
          <table:table-cell table:number-columns-repeated="8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60 Ptitard</text:p>
          </table:table-cell>
          <table:table-cell table:style-name="ce10"/>
          <table:table-cell table:number-columns-repeated="7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61 Têtarte</text:p>
          </table:table-cell>
          <table:table-cell table:style-name="ce10"/>
          <table:table-cell office:value-type="string" table:style-name="ce11">
            <text:p>X</text:p>
          </table:table-cell>
          <table:table-cell table:number-columns-repeated="6" table:style-name="ce11"/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table:number-columns-repeated="4" table:style-name="ce11"/>
          <table:table-cell office:value-type="string" table:style-name="ce11">
            <text:p>X</text:p>
          </table:table-cell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62 Tartard</text:p>
          </table:table-cell>
          <table:table-cell table:number-columns-repeated="8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4" table:style-name="ce11"/>
          <table:table-cell office:value-type="string" table:style-name="ce11">
            <text:p>X</text:p>
          </table:table-cell>
          <table:table-cell office:value-type="string" table:style-name="ce13">
            <text:p>S</text:p>
          </table:table-cell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3 Abra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64 Kadabra</text:p>
          </table:table-cell>
          <table:table-cell table:style-name="ce10"/>
          <table:table-cell office:value-type="string" table:style-name="ce11">
            <text:p>X</text:p>
          </table:table-cell>
          <table:table-cell table:number-columns-repeated="7" table:style-name="ce11"/>
          <table:table-cell office:value-type="string" table:style-name="ce12">
            <text:p>X</text:p>
          </table:table-cell>
          <table:table-cell table:style-name="ce11"/>
          <table:table-cell office:value-type="string" table:style-name="ce10">
            <text:p>X, T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1">
            <text:p>65 Alakazam</text:p>
          </table:table-cell>
          <table:table-cell table:number-columns-repeated="8" table:style-name="ce6"/>
          <table:table-cell office:value-type="string" table:style-name="ce10">
            <text:p>T</text:p>
          </table:table-cell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6 Machoc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67 Machopeur</text:p>
          </table:table-cell>
          <table:table-cell table:style-name="ce10"/>
          <table:table-cell office:value-type="string" table:style-name="ce11">
            <text:p>X</text:p>
          </table:table-cell>
          <table:table-cell table:number-columns-repeated="6"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68 Mackogneur</text:p>
          </table:table-cell>
          <table:table-cell table:number-columns-repeated="3" table:style-name="ce11"/>
          <table:table-cell office:value-type="string" table:style-name="ce10">
            <text:p>T</text:p>
          </table:table-cell>
          <table:table-cell table:number-columns-repeated="4" table:style-name="ce11"/>
          <table:table-cell office:value-type="string" table:style-name="ce10">
            <text:p>T</text:p>
          </table:table-cell>
          <table:table-cell table:style-name="ce12"/>
          <table:table-cell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table:style-name="ce13"/>
          <table:table-cell office:value-type="string" table:style-name="ce16">
            <text:p>X, T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9 Chetiflor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70 Bousiflor</text:p>
          </table:table-cell>
          <table:table-cell table:style-name="ce10"/>
          <table:table-cell table:number-columns-repeated="4"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71 Empiflor</text:p>
          </table:table-cell>
          <table:table-cell table:number-columns-repeated="7" table:style-name="ce11"/>
          <table:table-cell office:value-type="string" table:style-name="ce11">
            <text:p>X</text:p>
          </table:table-cell>
          <table:table-cell office:value-type="string" table:style-name="ce10">
            <text:p>T</text:p>
          </table:table-cell>
          <table:table-cell table:style-name="ce12"/>
          <table:table-cell table:number-columns-repeated="3" table:style-name="ce11"/>
          <table:table-cell office:value-type="string" table:style-name="ce11">
            <text:p>X</text:p>
          </table:table-cell>
          <table:table-cell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72 Tentacool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14">
            <text:p>73 Tentacruel</text:p>
          </table:table-cell>
          <table:table-cell table:style-name="ce10"/>
          <table:table-cell office:value-type="string" table:style-name="ce11">
            <text:p>S</text:p>
          </table:table-cell>
          <table:table-cell office:value-type="string" table:style-name="ce10">
            <text:p>S, T</text:p>
          </table:table-cell>
          <table:table-cell office:value-type="string" table:style-name="ce10">
            <text:p>S, T</text:p>
          </table:table-cell>
          <table:table-cell table:style-name="ce11"/>
          <table:table-cell office:value-type="string" table:style-name="ce11">
            <text:p>S</text:p>
          </table:table-cell>
          <table:table-cell table:number-columns-repeated="3" table:style-name="ce11"/>
          <table:table-cell table:style-name="ce12"/>
          <table:table-cell table:number-columns-repeated="5" table:style-name="ce11"/>
          <table:table-cell office:value-type="string" table:style-name="ce13">
            <text:p>S</text:p>
          </table:table-cell>
          <table:table-cell table:number-columns-repeated="16367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4 Racailloux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75 Gravalanch</text:p>
          </table:table-cell>
          <table:table-cell table:style-name="ce10"/>
          <table:table-cell table:number-columns-repeated="3" table:style-name="ce11"/>
          <table:table-cell office:value-type="string" table:style-name="ce10">
            <text:p>X, T</text:p>
          </table:table-cell>
          <table:table-cell table:style-name="ce9"/>
          <table:table-cell table:number-columns-repeated="2" table:style-name="ce11"/>
          <table:table-cell office:value-type="string" table:style-name="ce10">
            <text:p>X, T</text:p>
          </table:table-cell>
          <table:table-cell table:style-name="ce12"/>
          <table:table-cell table:style-name="ce11"/>
          <table:table-cell office:value-type="string" table:style-name="ce10">
            <text:p>X, T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6366" table:style-name="ce9"/>
        </table:table-row>
        <table:table-row table:style-name="ro1">
          <table:table-cell office:value-type="string" table:style-name="ce9">
            <text:p>76 Grolem</text:p>
          </table:table-cell>
          <table:table-cell table:number-columns-repeated="9" table:style-name="ce11"/>
          <table:table-cell table:style-name="ce12"/>
          <table:table-cell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table:style-name="ce13"/>
          <table:table-cell office:value-type="string" table:style-name="ce16">
            <text:p>X, T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7 Ponyta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78 Galopa</text:p>
          </table:table-cell>
          <table:table-cell table:number-columns-repeated="9" table:style-name="ce11"/>
          <table:table-cell table:style-name="ce12"/>
          <table:table-cell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9 Ramoloss</text:p>
          </table:table-cell>
          <table:table-cell table:style-name="ce10"/>
          <table:table-cell table:number-columns-repeated="4" table:style-name="ce11"/>
          <table:table-cell office:value-type="string" table:style-name="ce11">
            <text:p>S</text:p>
          </table:table-cell>
          <table:table-cell table:number-columns-repeated="3" table:style-name="ce11"/>
          <table:table-cell table:style-name="ce12"/>
          <table:table-cell table:number-columns-repeated="5"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6366" table:style-name="ce11"/>
        </table:table-row>
        <table:table-row table:style-name="ro1">
          <table:table-cell office:value-type="string" table:style-name="ce9">
            <text:p>80 Flagadoss</text:p>
          </table:table-cell>
          <table:table-cell table:number-columns-repeated="8" table:style-name="ce11"/>
          <table:table-cell office:value-type="string" table:style-name="ce11">
            <text:p>X</text:p>
          </table:table-cell>
          <table:table-cell table:style-name="ce12"/>
          <table:table-cell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1 Magneti</text:p>
          </table:table-cell>
          <table:table-cell table:number-columns-repeated="8" table:style-name="ce11"/>
          <table:table-cell office:value-type="string" table:style-name="ce11">
            <text:p>X</text:p>
          </table:table-cell>
          <table:table-cell table:style-name="ce12"/>
          <table:table-cell office:value-type="string" table:style-name="ce10">
            <text:p>T</text:p>
          </table:table-cell>
          <table:table-cell table:number-columns-repeated="4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office:value-type="string" table:style-name="ce9">
            <text:p>82 magneton</text:p>
          </table:table-cell>
          <table:table-cell table:number-columns-repeated="8" table:style-name="ce11"/>
          <table:table-cell office:value-type="string" table:style-name="ce11">
            <text:p>X</text:p>
          </table:table-cell>
          <table:table-cell table:style-name="ce12"/>
          <table:table-cell office:value-type="string" table:style-name="ce10">
            <text:p>T</text:p>
          </table:table-cell>
          <table:table-cell table:number-columns-repeated="4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3 Canartichaud</text:p>
          </table:table-cell>
          <table:table-cell table:style-name="ce10"/>
          <table:table-cell table:number-columns-repeated="5" table:style-name="ce11"/>
          <table:table-cell office:value-type="string" table:style-name="ce10">
            <text:p>T</text:p>
          </table:table-cell>
          <table:table-cell table:number-columns-repeated="2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4 Doduo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85 Dodrio</text:p>
          </table:table-cell>
          <table:table-cell table:number-columns-repeated="3" table:style-name="ce11"/>
          <table:table-cell office:value-type="string" table:style-name="ce10">
            <text:p>T</text:p>
          </table:table-cell>
          <table:table-cell office:value-type="string" table:style-name="ce11">
            <text:p>X</text:p>
          </table:table-cell>
          <table:table-cell table:style-name="ce9"/>
          <table:table-cell office:value-type="string" table:style-name="ce10">
            <text:p>T</text:p>
          </table:table-cell>
          <table:table-cell table:number-columns-repeated="2" table:style-name="ce11"/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6 Otaria</text:p>
          </table:table-cell>
          <table:table-cell table:number-columns-repeated="9" table:style-name="ce6"/>
          <table:table-cell table:style-name="ce7"/>
          <table:table-cell table:style-name="ce6"/>
          <table:table-cell office:value-type="string" table:style-name="ce10">
            <text:p>T</text:p>
          </table:table-cell>
          <table:table-cell table:number-columns-repeated="3" table:style-name="ce6"/>
          <table:table-cell table:style-name="ce8"/>
          <table:table-cell table:number-columns-repeated="16367" table:style-name="ce6"/>
        </table:table-row>
        <table:table-row table:style-name="ro1">
          <table:table-cell office:value-type="string" table:style-name="ce1">
            <text:p>87 Lamantine</text:p>
          </table:table-cell>
          <table:table-cell table:number-columns-repeated="9" table:style-name="ce6"/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8 Tadmorv</text:p>
          </table:table-cell>
          <table:table-cell table:number-columns-repeated="8" table:style-name="ce11"/>
          <table:table-cell office:value-type="string" table:style-name="ce10">
            <text:p>X, T</text:p>
          </table:table-cell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office:value-type="string" table:style-name="ce9">
            <text:p>89 Grostadmorv</text:p>
          </table:table-cell>
          <table:table-cell table:number-columns-repeated="8"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90 Kokiyas</text:p>
          </table:table-cell>
          <table:table-cell table:style-name="ce10"/>
          <table:table-cell table:style-name="ce11"/>
          <table:table-cell office:value-type="string" table:style-name="ce10">
            <text:p>T</text:p>
          </table:table-cell>
          <table:table-cell table:number-columns-repeated="6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14">
            <text:p>91 Krustabri</text:p>
          </table:table-cell>
          <table:table-cell table:style-name="ce10"/>
          <table:table-cell table:style-name="ce11"/>
          <table:table-cell office:value-type="string" table:style-name="ce10">
            <text:p>T</text:p>
          </table:table-cell>
          <table:table-cell table:number-columns-repeated="6" table:style-name="ce11"/>
          <table:table-cell table:style-name="ce12"/>
          <table:table-cell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office:value-type="string" table:style-name="ce13">
            <text:p>S</text:p>
          </table:table-cell>
          <table:table-cell table:number-columns-repeated="16367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2 Fantominus</text:p>
          </table:table-cell>
          <table:table-cell table:number-columns-repeated="4" table:style-name="ce11"/>
          <table:table-cell office:value-type="string" table:style-name="ce10">
            <text:p>X, T</text:p>
          </table:table-cell>
          <table:table-cell table:style-name="ce9"/>
          <table:table-cell table:number-columns-repeated="3" table:style-name="ce11"/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office:value-type="string" table:style-name="ce9">
            <text:p>93 Spectrum</text:p>
          </table:table-cell>
          <table:table-cell table:number-columns-repeated="4" table:style-name="ce11"/>
          <table:table-cell office:value-type="string" table:style-name="ce10">
            <text:p>X, T</text:p>
          </table:table-cell>
          <table:table-cell table:style-name="ce9"/>
          <table:table-cell table:style-name="ce11"/>
          <table:table-cell office:value-type="string" table:style-name="ce11">
            <text:p>X</text:p>
          </table:table-cell>
          <table:table-cell table:style-name="ce11"/>
          <table:table-cell table:style-name="ce12"/>
          <table:table-cell table:style-name="ce11"/>
          <table:table-cell office:value-type="string" table:style-name="ce10">
            <text:p>X, T</text:p>
          </table:table-cell>
          <table:table-cell table:number-columns-repeated="3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office:value-type="string" table:style-name="ce1">
            <text:p>94 Ectoplasma</text:p>
          </table:table-cell>
          <table:table-cell table:number-columns-repeated="9" table:style-name="ce6"/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5 Onix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2" table:style-name="ce11"/>
          <table:table-cell office:value-type="string" table:style-name="ce10">
            <text:p>T</text:p>
          </table:table-cell>
          <table:table-cell table:number-columns-repeated="2" table:style-name="ce11"/>
          <table:table-cell table:style-name="ce13"/>
          <table:table-cell office:value-type="string" table:style-name="ce16">
            <text:p>T</text:p>
          </table:table-cell>
          <table:table-cell table:number-columns-repeated="1636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6 Spoporifik</text:p>
          </table:table-cell>
          <table:table-cell table:number-columns-repeated="8" table:style-name="ce11"/>
          <table:table-cell office:value-type="string" table:style-name="ce10">
            <text:p>X, T</text:p>
          </table:table-cell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office:value-type="string" table:style-name="ce9">
            <text:p>97 Hypnomade</text:p>
          </table:table-cell>
          <table:table-cell table:number-columns-repeated="8" table:style-name="ce11"/>
          <table:table-cell office:value-type="string" table:style-name="ce10">
            <text:p>X, T</text:p>
          </table:table-cell>
          <table:table-cell table:style-name="ce12"/>
          <table:table-cell table:style-name="ce11"/>
          <table:table-cell office:value-type="string" table:style-name="ce10">
            <text:p>X, T</text:p>
          </table:table-cell>
          <table:table-cell table:number-columns-repeated="3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8 Krabby</text:p>
          </table:table-cell>
          <table:table-cell table:style-name="ce10"/>
          <table:table-cell office:value-type="string" table:style-name="ce10">
            <text:p>X, T</text:p>
          </table:table-cell>
          <table:table-cell table:number-columns-repeated="7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99 Kraboss</text:p>
          </table:table-cell>
          <table:table-cell table:style-name="ce11"/>
          <table:table-cell office:value-type="string" table:style-name="ce10">
            <text:p>T</text:p>
          </table:table-cell>
          <table:table-cell table:number-columns-repeated="6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office:value-type="string" table:style-name="ce13">
            <text:p>S</text:p>
          </table:table-cell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0 Voltorbe</text:p>
          </table:table-cell>
          <table:table-cell table:number-columns-repeated="8" table:style-name="ce11"/>
          <table:table-cell office:value-type="string" table:style-name="ce11">
            <text:p>X</text:p>
          </table:table-cell>
          <table:table-cell table:style-name="ce12"/>
          <table:table-cell office:value-type="string" table:style-name="ce10">
            <text:p>T</text:p>
          </table:table-cell>
          <table:table-cell table:number-columns-repeated="4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office:value-type="string" table:style-name="ce9">
            <text:p>101 Electrode</text:p>
          </table:table-cell>
          <table:table-cell table:number-columns-repeated="8" table:style-name="ce11"/>
          <table:table-cell office:value-type="string" table:style-name="ce10">
            <text:p>X, T</text:p>
          </table:table-cell>
          <table:table-cell table:style-name="ce12"/>
          <table:table-cell office:value-type="string" table:style-name="ce10">
            <text:p>T</text:p>
          </table:table-cell>
          <table:table-cell table:number-columns-repeated="4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2 Noeunoeuf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103 Noadkoko</text:p>
          </table:table-cell>
          <table:table-cell table:style-name="ce10"/>
          <table:table-cell table:number-columns-repeated="7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4 Oselait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2" table:style-name="ce11"/>
          <table:table-cell office:value-type="string" table:style-name="ce10">
            <text:p>T</text:p>
          </table:table-cell>
          <table:table-cell table:number-columns-repeated="2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105 Ossatueur</text:p>
          </table:table-cell>
          <table:table-cell table:number-columns-repeated="3" table:style-name="ce11"/>
          <table:table-cell office:value-type="string" table:style-name="ce10">
            <text:p>T</text:p>
          </table:table-cell>
          <table:table-cell office:value-type="string" table:style-name="ce11">
            <text:p>X</text:p>
          </table:table-cell>
          <table:table-cell table:style-name="ce9"/>
          <table:table-cell table:number-columns-repeated="3" table:style-name="ce11"/>
          <table:table-cell table:style-name="ce12"/>
          <table:table-cell table:number-columns-repeated="2" table:style-name="ce11"/>
          <table:table-cell office:value-type="string" table:style-name="ce10">
            <text:p>T</text:p>
          </table:table-cell>
          <table:table-cell table:number-columns-repeated="2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6 Kicklee</text:p>
          </table:table-cell>
          <table:table-cell table:number-columns-repeated="3" table:style-name="ce11"/>
          <table:table-cell office:value-type="string" table:style-name="ce10">
            <text:p>T</text:p>
          </table:table-cell>
          <table:table-cell table:number-columns-repeated="5" table:style-name="ce11"/>
          <table:table-cell table:style-name="ce12"/>
          <table:table-cell table:style-name="ce11"/>
          <table:table-cell office:value-type="string" table:style-name="ce10">
            <text:p>T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7 Tygnon</text:p>
          </table:table-cell>
          <table:table-cell table:number-columns-repeated="9" table:style-name="ce11"/>
          <table:table-cell table:style-name="ce12"/>
          <table:table-cell table:style-name="ce11"/>
          <table:table-cell office:value-type="string" table:style-name="ce10">
            <text:p>T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8 Exelangue</text:p>
          </table:table-cell>
          <table:table-cell table:style-name="ce10"/>
          <table:table-cell table:number-columns-repeated="2" table:style-name="ce11"/>
          <table:table-cell office:value-type="string" table:style-name="ce10">
            <text:p>T</text:p>
          </table:table-cell>
          <table:table-cell table:number-columns-repeated="5" table:style-name="ce11"/>
          <table:table-cell table:style-name="ce12"/>
          <table:table-cell table:number-columns-repeated="5" table:style-name="ce11"/>
          <table:table-cell table:style-name="ce13"/>
          <table:table-cell office:value-type="string" table:style-name="ce16">
            <text:p>T</text:p>
          </table:table-cell>
          <table:table-cell table:number-columns-repeated="1636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9 Smogo</text:p>
          </table:table-cell>
          <table:table-cell table:number-columns-repeated="4" table:style-name="ce11"/>
          <table:table-cell office:value-type="string" table:style-name="ce10">
            <text:p>X, T</text:p>
          </table:table-cell>
          <table:table-cell table:style-name="ce9"/>
          <table:table-cell table:number-columns-repeated="3" table:style-name="ce11"/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office:value-type="string" table:style-name="ce9">
            <text:p>110 Smogogo</text:p>
          </table:table-cell>
          <table:table-cell table:number-columns-repeated="8" table:style-name="ce11"/>
          <table:table-cell office:value-type="string" table:style-name="ce11">
            <text:p>X</text:p>
          </table:table-cell>
          <table:table-cell table:style-name="ce12"/>
          <table:table-cell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1 Rinocorne</text:p>
          </table:table-cell>
          <table:table-cell table:style-name="ce10"/>
          <table:table-cell table:number-columns-repeated="3" table:style-name="ce11"/>
          <table:table-cell office:value-type="string" table:style-name="ce10">
            <text:p>X, T</text:p>
          </table:table-cell>
          <table:table-cell table:style-name="ce9"/>
          <table:table-cell table:number-columns-repeated="3" table:style-name="ce11"/>
          <table:table-cell table:style-name="ce12"/>
          <table:table-cell table:number-columns-repeated="5"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6366" table:style-name="ce9"/>
        </table:table-row>
        <table:table-row table:style-name="ro1">
          <table:table-cell office:value-type="string" table:style-name="ce9">
            <text:p>112 Rinoféros</text:p>
          </table:table-cell>
          <table:table-cell table:number-columns-repeated="8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3 Leveinard</text:p>
          </table:table-cell>
          <table:table-cell table:number-columns-repeated="9" table:style-name="ce11"/>
          <table:table-cell table:style-name="ce12"/>
          <table:table-cell table:number-columns-repeated="4" table:style-name="ce11"/>
          <table:table-cell office:value-type="string" table:style-name="ce11">
            <text:p>X</text:p>
          </table:table-cell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4 Saquedeneu</text:p>
          </table:table-cell>
          <table:table-cell table:number-columns-repeated="5"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number-columns-repeated="9" table:style-name="ce6"/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16 Hypotrempe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7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1">
            <text:p>117 Hypocean</text:p>
          </table:table-cell>
          <table:table-cell table:number-columns-repeated="2" table:style-name="ce6"/>
          <table:table-cell office:value-type="string" table:style-name="ce10">
            <text:p>T</text:p>
          </table:table-cell>
          <table:table-cell table:number-columns-repeated="5" table:style-name="ce6"/>
          <table:table-cell office:value-type="string" table:style-name="ce10">
            <text:p>T</text:p>
          </table:table-cell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18 Poissirène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14">
            <text:p>119 Poissoroy</text:p>
          </table:table-cell>
          <table:table-cell table:style-name="ce10"/>
          <table:table-cell office:value-type="string" table:style-name="ce10">
            <text:p>S, T</text:p>
          </table:table-cell>
          <table:table-cell office:value-type="string" table:style-name="ce11">
            <text:p>S</text:p>
          </table:table-cell>
          <table:table-cell office:value-type="string" table:style-name="ce11">
            <text:p>S</text:p>
          </table:table-cell>
          <table:table-cell table:style-name="ce11"/>
          <table:table-cell office:value-type="string" table:style-name="ce11">
            <text:p>S</text:p>
          </table:table-cell>
          <table:table-cell table:number-columns-repeated="3" table:style-name="ce11"/>
          <table:table-cell table:style-name="ce12"/>
          <table:table-cell table:number-columns-repeated="5" table:style-name="ce11"/>
          <table:table-cell office:value-type="string" table:style-name="ce13">
            <text:p>S</text:p>
          </table:table-cell>
          <table:table-cell table:number-columns-repeated="16367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20 Stary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14">
            <text:p>121 Staross</text:p>
          </table:table-cell>
          <table:table-cell table:style-name="ce10"/>
          <table:table-cell office:value-type="string" table:style-name="ce10">
            <text:p>S, T</text:p>
          </table:table-cell>
          <table:table-cell office:value-type="string" table:style-name="ce10">
            <text:p>S, T</text:p>
          </table:table-cell>
          <table:table-cell office:value-type="string" table:style-name="ce11">
            <text:p>S</text:p>
          </table:table-cell>
          <table:table-cell table:style-name="ce11"/>
          <table:table-cell office:value-type="string" table:style-name="ce11">
            <text:p>S</text:p>
          </table:table-cell>
          <table:table-cell table:number-columns-repeated="3" table:style-name="ce11"/>
          <table:table-cell table:style-name="ce12"/>
          <table:table-cell table:number-columns-repeated="5" table:style-name="ce11"/>
          <table:table-cell office:value-type="string" table:style-name="ce13">
            <text:p>S</text:p>
          </table:table-cell>
          <table:table-cell table:number-columns-repeated="16367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2 M.Mime</text:p>
          </table:table-cell>
          <table:table-cell table:number-columns-repeated="8" table:style-name="ce11"/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3 Insécateur</text:p>
          </table:table-cell>
          <table:table-cell table:style-name="ce10"/>
          <table:table-cell table:number-columns-repeated="4" table:style-name="ce11"/>
          <table:table-cell office:value-type="string" table:style-name="ce11">
            <text:p>X</text:p>
          </table:table-cell>
          <table:table-cell office:value-type="string" table:style-name="ce10">
            <text:p>T</text:p>
          </table:table-cell>
          <table:table-cell table:number-columns-repeated="2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4 Lipoutou</text:p>
          </table:table-cell>
          <table:table-cell table:number-columns-repeated="8" table:style-name="ce6"/>
          <table:table-cell office:value-type="string" table:style-name="ce10">
            <text:p>T</text:p>
          </table:table-cell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5 Electec</text:p>
          </table:table-cell>
          <table:table-cell table:number-columns-repeated="8" table:style-name="ce6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table:style-name="ce6"/>
          <table:table-cell office:value-type="string" table:style-name="ce10">
            <text:p>T</text:p>
          </table:table-cell>
          <table:table-cell table:number-columns-repeated="2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6 Magmar</text:p>
          </table:table-cell>
          <table:table-cell table:number-columns-repeated="8" table:style-name="ce6"/>
          <table:table-cell office:value-type="string" table:style-name="ce10">
            <text:p>T</text:p>
          </table:table-cell>
          <table:table-cell table:style-name="ce7"/>
          <table:table-cell table:number-columns-repeated="2" table:style-name="ce6"/>
          <table:table-cell office:value-type="string" table:style-name="ce10">
            <text:p>T</text:p>
          </table:table-cell>
          <table:table-cell table:number-columns-repeated="2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7 Scarabrute</text:p>
          </table:table-cell>
          <table:table-cell table:number-columns-repeated="5"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number-columns-repeated="9" table:style-name="ce6"/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29 Magicarpe</text:p>
          </table:table-cell>
          <table:table-cell table:style-name="ce10"/>
          <table:table-cell office:value-type="string" table:style-name="ce10">
            <text:p>S, T</text:p>
          </table:table-cell>
          <table:table-cell office:value-type="string" table:style-name="ce11">
            <text:p>S</text:p>
          </table:table-cell>
          <table:table-cell office:value-type="string" table:style-name="ce11">
            <text:p>S</text:p>
          </table:table-cell>
          <table:table-cell table:style-name="ce11"/>
          <table:table-cell office:value-type="string" table:style-name="ce11">
            <text:p>S</text:p>
          </table:table-cell>
          <table:table-cell table:number-columns-repeated="3" table:style-name="ce11"/>
          <table:table-cell table:style-name="ce12"/>
          <table:table-cell table:number-columns-repeated="5" table:style-name="ce11"/>
          <table:table-cell office:value-type="string" table:style-name="ce13">
            <text:p>S</text:p>
          </table:table-cell>
          <table:table-cell table:number-columns-repeated="16367" table:style-name="ce11"/>
        </table:table-row>
        <table:table-row table:style-name="ro1">
          <table:table-cell office:value-type="string" table:style-name="ce9">
            <text:p>130 Leviator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6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10"/>
          <table:table-cell table:number-columns-repeated="7" table:style-name="ce6"/>
          <table:table-cell office:value-type="string" table:style-name="ce10">
            <text:p>T</text:p>
          </table:table-cell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2 Metamorph</text:p>
          </table:table-cell>
          <table:table-cell table:number-columns-repeated="8" table:style-name="ce11"/>
          <table:table-cell office:value-type="string" table:style-name="ce10">
            <text:p>X, T</text:p>
          </table:table-cell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3 Evoli</text:p>
          </table:table-cell>
          <table:table-cell table:number-columns-repeated="4"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office:value-type="string" table:style-name="ce9">
            <text:p>134 Aquali</text:p>
          </table:table-cell>
          <table:table-cell table:number-columns-repeated="4"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3"/>
          <table:table-cell office:value-type="string" table:style-name="ce16">
            <text:p>T</text:p>
          </table:table-cell>
          <table:table-cell table:number-columns-repeated="16366" table:style-name="ce9"/>
        </table:table-row>
        <table:table-row table:style-name="ro1">
          <table:table-cell office:value-type="string" table:style-name="ce9">
            <text:p>135 Voltali</text:p>
          </table:table-cell>
          <table:table-cell table:number-columns-repeated="4"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0">
            <text:p>T</text:p>
          </table:table-cell>
          <table:table-cell table:number-columns-repeated="4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office:value-type="string" table:style-name="ce9">
            <text:p>136 Pyroli</text:p>
          </table:table-cell>
          <table:table-cell table:number-columns-repeated="4"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7 Porygon</text:p>
          </table:table-cell>
          <table:table-cell table:number-columns-repeated="8" table:style-name="ce11"/>
          <table:table-cell office:value-type="string" table:style-name="ce10">
            <text:p>X, T</text:p>
          </table:table-cell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38 Amonita</text:p>
          </table:table-cell>
          <table:table-cell table:number-columns-repeated="9" table:style-name="ce17"/>
          <table:table-cell table:style-name="ce19"/>
          <table:table-cell table:style-name="ce17"/>
          <table:table-cell office:value-type="string" table:style-name="ce10">
            <text:p>T</text:p>
          </table:table-cell>
          <table:table-cell table:number-columns-repeated="3" table:style-name="ce17"/>
          <table:table-cell table:style-name="ce18"/>
          <table:table-cell office:value-type="string" table:style-name="ce21">
            <text:p>X, T</text:p>
          </table:table-cell>
          <table:table-cell table:number-columns-repeated="16366" table:style-name="ce17"/>
        </table:table-row>
        <table:table-row table:style-name="ro1">
          <table:table-cell office:value-type="string" table:style-name="ce20">
            <text:p>139 Amonistar</text:p>
          </table:table-cell>
          <table:table-cell table:number-columns-repeated="9" table:style-name="ce17"/>
          <table:table-cell table:style-name="ce19"/>
          <table:table-cell table:number-columns-repeated="5" table:style-name="ce17"/>
          <table:table-cell table:style-name="ce18"/>
          <table:table-cell office:value-type="string" table:style-name="ce21">
            <text:p>X, T</text:p>
          </table:table-cell>
          <table:table-cell table:number-columns-repeated="16366" table:style-name="ce2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40 Kabuto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141 Kabutops</text:p>
          </table:table-cell>
          <table:table-cell table:number-columns-repeated="6" table:style-name="ce11"/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10"/>
          <table:table-cell table:number-columns-repeated="7" table:style-name="ce6"/>
          <table:table-cell office:value-type="string" table:style-name="ce10">
            <text:p>T</text:p>
          </table:table-cell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10"/>
          <table:table-cell table:number-columns-repeated="7" table:style-name="ce6"/>
          <table:table-cell office:value-type="string" table:style-name="ce10">
            <text:p>T</text:p>
          </table:table-cell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number-columns-repeated="9" table:style-name="ce6"/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number-columns-repeated="9" table:style-name="ce6"/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number-columns-repeated="9" table:style-name="ce6"/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47 Minidraco</text:p>
          </table:table-cell>
          <table:table-cell table:number-columns-repeated="8" table:style-name="ce11"/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office:value-type="string" table:style-name="ce9">
            <text:p>148 Draco</text:p>
          </table:table-cell>
          <table:table-cell table:number-columns-repeated="8" table:style-name="ce11"/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office:value-type="string" table:style-name="ce9">
            <text:p>149 Dracolosse</text:p>
          </table:table-cell>
          <table:table-cell table:number-columns-repeated="9" table:style-name="ce11"/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9" table:style-name="ce6"/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51 Mew</text:p>
          </table:table-cell>
          <table:table-cell table:number-columns-repeated="9" table:style-name="ce6"/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Dekum</meta:initial-creator>
    <dc:creator>Dekum</dc:creator>
    <meta:creation-date>2022-04-05T10:45:59Z</meta:creation-date>
    <dc:date>2022-05-24T18:19:31Z</dc:date>
    <meta:editing-duration>PT0S</meta:editing-duration>
  </office:meta>
</office:document-meta>
</file>